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ED8000016A33CA2BDB9.svm"/>
  <manifest:file-entry manifest:media-type="" manifest:full-path="Pictures/2000000900002747000013D94FAB6409.svm"/>
  <manifest:file-entry manifest:media-type="" manifest:full-path="Pictures/2000000900003E6E000030AF5B8EE1C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fo:break-before="column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Text_20_body" style:list-style-name="L1"/>
    <style:style style:name="P10" style:family="paragraph" style:parent-style-name="Heading_20_1">
      <style:paragraph-properties fo:text-align="start" style:justify-single-word="false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8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2 Multi </text:p>
      <text:p text:style-name="P1"/>
      <text:h text:style-name="P10" text:outline-level="1">I. Compréhension</text:h>
      <text:list xml:id="list32284633" text:style-name="L1">
        <text:list-item>
          <text:p text:style-name="P9">Compléter le schéma ci-dessus pour faire apparaître la boucle de régulation de température. L'organe de réglage sera FV2.</text:p>
        </text:list-item>
      </text:list>
      <text:p text:style-name="P2"><draw:frame draw:style-name="fr1" draw:name="images1" text:anchor-type="paragraph" svg:x="0.51cm" svg:y="0.953cm" svg:width="15.983cm" svg:height="12.464cm" draw:z-index="0"><draw:image xlink:href="Pictures/2000000900003E6E000030AF5B8EE1C7.svm" xlink:type="simple" xlink:show="embed" xlink:actuate="onLoad"/></draw:frame></text:p>
      <text:p text:style-name="P4">2 .Proposez un schéma fonctionnel de la régulation. Faire apparaître, FV2, la température de l'eau froide et l'échangeur thermique. </text:p>
      <text:p text:style-name="P4"><draw:frame draw:style-name="fr2" draw:name="images2" text:anchor-type="paragraph" svg:width="16.088cm" svg:height="5.794cm" draw:z-index="2"><draw:image xlink:href="Pictures/2000000900003ED8000016A33CA2BDB9.svm" xlink:type="simple" xlink:show="embed" xlink:actuate="onLoad"/></draw:frame></text:p>
      <text:p text:style-name="P4"><text:soft-page-break/>3 .Rappeler la signification des indications fournies par le régulateur ci-dessus. </text:p>
      <text:p text:style-name="P4"><draw:frame draw:style-name="fr2" draw:name="images3" text:anchor-type="paragraph" svg:width="10.054cm" svg:height="5.082cm" draw:z-index="1"><draw:image xlink:href="Pictures/2000000900002747000013D94FAB6409.svm" xlink:type="simple" xlink:show="embed" xlink:actuate="onLoad"/></draw:frame></text:p>
      <text:p text:style-name="P4"/>
      <text:p text:style-name="P4"/>
      <text:list xml:id="list33262878" text:style-name="L3">
        <text:list-item>
          <text:p text:style-name="P5">VOIR SCHEMA Q2</text:p>
        </text:list-item>
      </text:list>
      <text:p text:style-name="P4"/>
      <text:p text:style-name="P4"/>
      <text:p text:style-name="P4">5,Quelle différence faites-vous entre un fonctionnement en boucle ouverte et un fonctionnement en boucle fermée. </text:p>
      <text:p text:style-name="P4"/>
      <text:p text:style-name="P4">La boucle ouverte c'est quand l'opérateur contrôle l'organe de réglage du coup ce n'est pas une régulation contrairement a la boucle fermé le régulateur compare et mesure de la grandeur réglé et la consigne et agit en conséquence pour s'en approcher.</text:p>
      <text:p text:style-name="P4"/>
      <text:p text:style-name="P7"><text:span text:style-name="T1">6 </text:span>Quels sont les principaux paramètres à régler sur iTools et leur valeur respective, pour obtenir une régulation proportionnelle avec une bande proportionnelle de 10 % ? <text:a xlink:type="simple" xlink:href="http://192.168.111.14/Gestion/doclasse.php" office:target-frame-name="_blank" xlink:show="new">On s'aidera du document sur les paramètres des régulateurs.</text:a> </text:p>
      <text:p text:style-name="P6"/>
      <text:p text:style-name="P6">PB : </text:p>
      <text:p text:style-name="P6">Res :</text:p>
      <text:p text:style-name="P6"/>
      <text:p text:style-name="P6">7)Régler le débit d'eau froide avec une commande de 100%. Relever la valeur du débit affiché sur le débitmètre. </text:p>
      <text:p text:style-name="P6">Debitv affiche 3 l/min</text:p>
      <text:p text:style-name="P6"/>
      <text:p text:style-name="P3">II. Prédéterminations et vérifications</text:p>
      <text:p text:style-name="P6"/>
      <text:p text:style-name="P6">1)Relever T<text:span text:style-name="T2">0</text:span>, la température de l'eau froide. Expliquez comment vous avez procédé. </text:p>
      <text:p text:style-name="P6"><text:s/>27°C</text:p>
      <text:p text:style-name="P6">2) Mesurer K. </text:p>
      <text:p text:style-name="P6"><text:s text:c="7"/>T-T<text:span text:style-name="T2">0</text:span>=K×Y</text:p>
      <text:p text:style-name="P6"><text:s text:c="7"/>45,8-27=K*100 </text:p>
      <text:p text:style-name="P6"><text:s text:c="7"/>18,8/100=K</text:p>
      <text:p text:style-name="P6"><text:s text:c="7"/>K=0,19</text:p>
      <text:p text:style-name="P8"/>
      <text:p text:style-name="P6"><draw:frame draw:style-name="fr3" draw:name="Objet1" text:anchor-type="paragraph" svg:width="15.998cm" svg:height="8.999cm" draw:z-index="3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1-06T12:06:25.01</meta:creation-date>
    <meta:document-statistic meta:table-count="0" meta:image-count="3" meta:object-count="1" meta:page-count="3" meta:paragraph-count="21" meta:word-count="200" meta:character-count="1324"/>
    <dc:date>2019-11-06T14:32:07.42</dc:date>
    <meta:editing-duration>PT9M10S</meta:editing-duration>
    <meta:editing-cycles>1</meta:editing-cycles>
    <meta:generator>LibreOffice/3.3$Win32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707cm" svg:y="3.953cm" chart:style-name="ch2"/>
        <chart:plot-area chart:style-name="ch3" chart:data-source-has-labels="both" svg:x="1.357cm" svg:y="0.851cm" svg:width="11.712cm" svg:height="6.961cm">
          <chartooo:coordinate-region svg:x="2.164cm" svg:y="1.063cm" svg:width="10.718cm" svg:height="6.076cm"/>
          <chart:axis chart:dimension="x" chart:name="primary-x" chart:style-name="ch4">
            <chart:title svg:x="6.613cm" svg:y="7.992cm" chart:style-name="ch5">
              <text:p>Mesure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5.261cm" chart:style-name="ch7">
              <text:p>Commande</text:p>
            </chart:title>
            <chart:grid chart:style-name="ch8" chart:class="major"/>
          </chart:axis>
          <chart:series chart:style-name="ch9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10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 colon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45.8">
                <text:p>45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